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1.531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unit</text:p>
          </table:table-cell>
          <table:table-cell table:style-name="Default" office:value-type="string">
            <text:p>split</text:p>
          </table:table-cell>
          <table:table-cell office:value-type="string">
            <text:p>desc</text:p>
          </table:table-cell>
          <table:table-cell office:value-type="string">
            <text:p>stored</text:p>
          </table:table-cell>
          <table:table-cell office:value-type="string">
            <text:p>category</text:p>
          </table:table-cell>
          <table:table-cell office:value-type="string">
            <text:p>dist</text:p>
          </table:table-cell>
        </table:table-row>
        <table:table-row table:style-name="ro1">
          <table:table-cell office:value-type="string">
            <text:p>Apple Juice</text:p>
          </table:table-cell>
          <table:table-cell office:value-type="string">
            <text:p>F10112</text:p>
          </table:table-cell>
          <table:table-cell office:value-type="string">
            <text:p>6/1.89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Avocado</text:p>
          </table:table-cell>
          <table:table-cell office:value-type="string">
            <text:p>Q0100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Bacon</text:p>
          </table:table-cell>
          <table:table-cell office:value-type="string">
            <text:p>F27126</text:p>
          </table:table-cell>
          <table:table-cell office:value-type="string">
            <text:p>1/5kg</text:p>
          </table:table-cell>
          <table:table-cell office:value-type="boolean" office:boolean-value="false">
            <text:p>FALSE</text:p>
          </table:table-cell>
          <table:table-cell office:value-type="string">
            <text:p>16/18 Center Cut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king Powder</text:p>
          </table:table-cell>
          <table:table-cell office:value-type="string">
            <text:p>F09020</text:p>
          </table:table-cell>
          <table:table-cell office:value-type="string">
            <text:p>1/5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lsamic</text:p>
          </table:table-cell>
          <table:table-cell office:value-type="string">
            <text:p>F0507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rley</text:p>
          </table:table-cell>
          <table:table-cell office:value-type="string">
            <text:p>F02106</text:p>
          </table:table-cell>
          <table:table-cell office:value-type="string">
            <text:p>1/2lbs</text:p>
          </table:table-cell>
          <table:table-cell office:value-type="boolean" office:boolean-value="true">
            <text:p>TRUE</text:p>
          </table:table-cell>
          <table:table-cell office:value-type="string">
            <text:p>Pear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sket Liners</text:p>
          </table:table-cell>
          <table:table-cell office:value-type="string">
            <text:p>F55773</text:p>
          </table:table-cell>
          <table:table-cell office:value-type="string">
            <text:p>1/2000's</text:p>
          </table:table-cell>
          <table:table-cell office:value-type="boolean" office:boolean-value="false">
            <text:p>FALSE</text:p>
          </table:table-cell>
          <table:table-cell office:value-type="string">
            <text:p>Red, Checkers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ttered Mushrooms</text:p>
          </table:table-cell>
          <table:table-cell office:value-type="string">
            <text:p>F20341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Button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eef Soup Base</text:p>
          </table:table-cell>
          <table:table-cell office:value-type="string">
            <text:p>F02894</text:p>
          </table:table-cell>
          <table:table-cell office:value-type="string">
            <text:p>4/946ml</text:p>
          </table:table-cell>
          <table:table-cell office:value-type="boolean" office:boolean-value="true">
            <text:p>TRUE</text:p>
          </table:table-cell>
          <table:table-cell office:value-type="string">
            <text:p>Liquid, Concentrat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eyond Beef</text:p>
          </table:table-cell>
          <table:table-cell office:value-type="string">
            <text:p>F22344</text:p>
          </table:table-cell>
          <table:table-cell office:value-type="string">
            <text:p>1/10lb</text:p>
          </table:table-cell>
          <table:table-cell office:value-type="boolean" office:boolean-value="false">
            <text:p>FALSE</text:p>
          </table:table-cell>
          <table:table-cell office:value-type="string">
            <text:p>4oz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ig Takeout</text:p>
          </table:table-cell>
          <table:table-cell office:value-type="string">
            <text:p>F54397</text:p>
          </table:table-cell>
          <table:table-cell office:value-type="string">
            <text:p>2/100's</text:p>
          </table:table-cell>
          <table:table-cell office:value-type="boolean" office:boolean-value="true">
            <text:p>TRUE</text:p>
          </table:table-cell>
          <table:table-cell office:value-type="string">
            <text:p>9x9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ack Pepper</text:p>
          </table:table-cell>
          <table:table-cell office:value-type="string">
            <text:p>F13914</text:p>
          </table:table-cell>
          <table:table-cell office:value-type="string">
            <text:p>2/2.3kg</text:p>
          </table:table-cell>
          <table:table-cell office:value-type="boolean" office:boolean-value="true">
            <text:p>TRUE</text:p>
          </table:table-cell>
          <table:table-cell office:value-type="string">
            <text:p>Ground, Jug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ack Pepper</text:p>
          </table:table-cell>
          <table:table-cell office:value-type="string">
            <text:p>F13881</text:p>
          </table:table-cell>
          <table:table-cell office:value-type="string">
            <text:p>1/2.1kg</text:p>
          </table:table-cell>
          <table:table-cell office:value-type="boolean" office:boolean-value="false">
            <text:p>FALSE</text:p>
          </table:table-cell>
          <table:table-cell office:value-type="string">
            <text:p>Cracked, Jug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each</text:p>
          </table:table-cell>
          <table:table-cell office:value-type="string">
            <text:p>F55751</text:p>
          </table:table-cell>
          <table:table-cell office:value-type="string">
            <text:p>6/5lt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06">
            <text:p>6%</text:p>
          </table:table-cell>
          <table:table-cell office:value-type="string">
            <text:p>pantry</text:p>
          </table:table-cell>
          <table:table-cell office:value-type="string">
            <text:p>chemica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ue Cheese Dressing</text:p>
          </table:table-cell>
          <table:table-cell office:value-type="string">
            <text:p>F0506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rie</text:p>
          </table:table-cell>
          <table:table-cell office:value-type="string">
            <text:p>F20494</text:p>
          </table:table-cell>
          <table:table-cell office:value-type="string">
            <text:p>1/300gm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utt Shrimp</text:p>
          </table:table-cell>
          <table:table-cell office:value-type="string">
            <text:p>F43187</text:p>
          </table:table-cell>
          <table:table-cell office:value-type="string">
            <text:p>4/25.lb</text:p>
          </table:table-cell>
          <table:table-cell office:value-type="boolean" office:boolean-value="true">
            <text:p>TRUE</text:p>
          </table:table-cell>
          <table:table-cell office:value-type="string">
            <text:p>Breaded, Butterfly 21/25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uttermilk</text:p>
          </table:table-cell>
          <table:table-cell office:value-type="string">
            <text:p>F44183</text:p>
          </table:table-cell>
          <table:table-cell office:value-type="string">
            <text:p>12/1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string">
            <text:p>Q0211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esar</text:p>
          </table:table-cell>
          <table:table-cell office:value-type="string">
            <text:p>F05098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Mighty, Gourmet</text:p>
          </table:table-cell>
          <table:table-cell office:value-type="string">
            <text:p>fridge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jun Seasoning</text:p>
          </table:table-cell>
          <table:table-cell office:value-type="string">
            <text:p>F14213</text:p>
          </table:table-cell>
          <table:table-cell office:value-type="string">
            <text:p>1/675gn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lamari</text:p>
          </table:table-cell>
          <table:table-cell office:value-type="string">
            <text:p>F42751</text:p>
          </table:table-cell>
          <table:table-cell office:value-type="string">
            <text:p>6/2lb</text:p>
          </table:table-cell>
          <table:table-cell office:value-type="boolean" office:boolean-value="true">
            <text:p>TRUE</text:p>
          </table:table-cell>
          <table:table-cell office:value-type="string">
            <text:p>Breaded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nola </text:p>
          </table:table-cell>
          <table:table-cell office:value-type="string">
            <text:p>F13745</text:p>
          </table:table-cell>
          <table:table-cell office:value-type="string">
            <text:p>1/16lt</text:p>
          </table:table-cell>
          <table:table-cell office:value-type="boolean" office:boolean-value="false">
            <text:p>FALSE</text:p>
          </table:table-cell>
          <table:table-cell office:value-type="string">
            <text:p>Canola Oil, Box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Q02150B</text:p>
          </table:table-cell>
          <table:table-cell office:value-type="string">
            <text:p>1/lb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elery</text:p>
          </table:table-cell>
          <table:table-cell office:value-type="string">
            <text:p>Q0227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ddar</text:p>
          </table:table-cell>
          <table:table-cell office:value-type="string">
            <text:p>F20595</text:p>
          </table:table-cell>
          <table:table-cell office:value-type="string">
            <text:p>4/2.5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ese Balls</text:p>
          </table:table-cell>
          <table:table-cell office:value-type="string">
            <text:p>F35610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Cheddar 32+/lb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ese Curd</text:p>
          </table:table-cell>
          <table:table-cell office:value-type="string">
            <text:p>F20604</text:p>
          </table:table-cell>
          <table:table-cell office:value-type="string">
            <text:p>1/2kg</text:p>
          </table:table-cell>
          <table:table-cell office:value-type="boolean" office:boolean-value="true">
            <text:p>TRUE</text:p>
          </table:table-cell>
          <table:table-cell office:value-type="string">
            <text:p>White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Breast</text:p>
          </table:table-cell>
          <table:table-cell office:value-type="string">
            <text:p>F32789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Breaded, Supreme Crunch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Chicken Breast</text:p>
          </table:table-cell>
          <table:table-cell office:value-type="string">
            <text:p>P00002</text:p>
          </table:table-cell>
          <table:table-cell office:value-type="string">
            <text:p>10lb</text:p>
          </table:table-cell>
          <table:table-cell office:value-type="boolean" office:boolean-value="false">
            <text:p>FALSE</text:p>
          </table:table-cell>
          <table:table-cell office:value-type="string">
            <text:p>Boneless, Skinless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Breasts</text:p>
          </table:table-cell>
          <table:table-cell office:value-type="string">
            <text:p>F31648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50z, Boneless, Skinless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Soup Base</text:p>
          </table:table-cell>
          <table:table-cell office:value-type="string">
            <text:p>F02895</text:p>
          </table:table-cell>
          <table:table-cell office:value-type="string">
            <text:p>6/946ml</text:p>
          </table:table-cell>
          <table:table-cell office:value-type="boolean" office:boolean-value="true">
            <text:p>TRUE</text:p>
          </table:table-cell>
          <table:table-cell office:value-type="string">
            <text:p>Liquid, Concentrat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Strips</text:p>
          </table:table-cell>
          <table:table-cell office:value-type="string">
            <text:p>F32731</text:p>
          </table:table-cell>
          <table:table-cell office:value-type="string">
            <text:p>2/2kg</text:p>
          </table:table-cell>
          <table:table-cell office:value-type="boolean" office:boolean-value="false">
            <text:p>FALSE</text:p>
          </table:table-cell>
          <table:table-cell office:value-type="string">
            <text:p>Love Me Tenders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opped Garlic</text:p>
          </table:table-cell>
          <table:table-cell office:value-type="string">
            <text:p>F05225</text:p>
          </table:table-cell>
          <table:table-cell office:value-type="string">
            <text:p>6/1kg</text:p>
          </table:table-cell>
          <table:table-cell office:value-type="boolean" office:boolean-value="true">
            <text:p>TRUE</text:p>
          </table:table-cell>
          <table:table-cell office:value-type="string">
            <text:p>In Oil,</text:p>
          </table:table-cell>
          <table:table-cell office:value-type="string">
            <text:p>fridge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lamato</text:p>
          </table:table-cell>
          <table:table-cell office:value-type="string">
            <text:p>F10166</text:p>
          </table:table-cell>
          <table:table-cell office:value-type="string">
            <text:p>8/1.89lt</text:p>
          </table:table-cell>
          <table:table-cell office:value-type="boolean" office:boolean-value="true">
            <text:p>TRUE</text:p>
          </table:table-cell>
          <table:table-cell office:value-type="string">
            <text:p>Jug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conut Shrimp</text:p>
          </table:table-cell>
          <table:table-cell office:value-type="string">
            <text:p>F43218</text:p>
          </table:table-cell>
          <table:table-cell office:value-type="string">
            <text:p>4/2.5lb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d Tails</text:p>
          </table:table-cell>
          <table:table-cell office:value-type="string">
            <text:p>F42305</text:p>
          </table:table-cell>
          <table:table-cell office:value-type="string">
            <text:p>1/10lb</text:p>
          </table:table-cell>
          <table:table-cell office:value-type="boolean" office:boolean-value="false">
            <text:p>FALSE</text:p>
          </table:table-cell>
          <table:table-cell office:value-type="string">
            <text:p>5oz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ok Out</text:p>
          </table:table-cell>
          <table:table-cell office:value-type="string">
            <text:p>F70815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 office:value-type="string">
            <text:p>Grill &amp; Fryer Cleaner</text:p>
          </table:table-cell>
          <table:table-cell office:value-type="string">
            <text:p>pantry</text:p>
          </table:table-cell>
          <table:table-cell office:value-type="string">
            <text:p>chemica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oking Spray</text:p>
          </table:table-cell>
          <table:table-cell office:value-type="string">
            <text:p>F13611</text:p>
          </table:table-cell>
          <table:table-cell office:value-type="string">
            <text:p>6/14oz</text:p>
          </table:table-cell>
          <table:table-cell office:value-type="boolean" office:boolean-value="true">
            <text:p>TRUE</text:p>
          </table:table-cell>
          <table:table-cell office:value-type="string">
            <text:p>Canola Oil, Can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iander</text:p>
          </table:table-cell>
          <table:table-cell office:value-type="string">
            <text:p>F13930</text:p>
          </table:table-cell>
          <table:table-cell office:value-type="string">
            <text:p>1/398gm</text:p>
          </table:table-cell>
          <table:table-cell office:value-type="boolean" office:boolean-value="false">
            <text:p>FALSE</text:p>
          </table:table-cell>
          <table:table-cell office:value-type="string">
            <text:p>Ground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n Broom</text:p>
          </table:table-cell>
          <table:table-cell office:value-type="string">
            <text:p>F55430</text:p>
          </table:table-cell>
          <table:table-cell office:value-type="string">
            <text:p>1/only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n Chips</text:p>
          </table:table-cell>
          <table:table-cell office:value-type="string">
            <text:p>F01961</text:p>
          </table:table-cell>
          <table:table-cell office:value-type="string">
            <text:p>41/50's</text:p>
          </table:table-cell>
          <table:table-cell office:value-type="boolean" office:boolean-value="true">
            <text:p>TRUE</text:p>
          </table:table-cell>
          <table:table-cell office:value-type="string">
            <text:p>6", White</text:p>
          </table:table-cell>
          <table:table-cell office:value-type="string">
            <text:p>freezer</text:p>
          </table:table-cell>
          <table:table-cell/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orn Flakes</text:p>
          </table:table-cell>
          <table:table-cell office:value-type="string">
            <text:p>F04731</text:p>
          </table:table-cell>
          <table:table-cell office:value-type="string">
            <text:p>4/728gm</text:p>
          </table:table-cell>
          <table:table-cell office:value-type="boolean" office:boolean-value="true">
            <text:p>TRUE</text:p>
          </table:table-cell>
          <table:table-cell office:value-type="string">
            <text:p>Cere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riander</text:p>
          </table:table-cell>
          <table:table-cell office:value-type="string">
            <text:p>Q02286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ream Cheese</text:p>
          </table:table-cell>
          <table:table-cell office:value-type="string">
            <text:p>F20820</text:p>
          </table:table-cell>
          <table:table-cell office:value-type="string">
            <text:p>1/1.5kg</text:p>
          </table:table-cell>
          <table:table-cell office:value-type="boolean" office:boolean-value="true">
            <text:p>TRUE</text:p>
          </table:table-cell>
          <table:table-cell office:value-type="string">
            <text:p>Plain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reamers</text:p>
          </table:table-cell>
          <table:table-cell office:value-type="string">
            <text:p>F44159</text:p>
          </table:table-cell>
          <table:table-cell office:value-type="string">
            <text:p>4/160's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18">
            <text:p>18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ucumbers</text:p>
          </table:table-cell>
          <table:table-cell office:value-type="string">
            <text:p>Q0232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English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egreaser</text:p>
          </table:table-cell>
          <table:table-cell office:value-type="string">
            <text:p>F73500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ll Weed</text:p>
          </table:table-cell>
          <table:table-cell office:value-type="string">
            <text:p>F13946</text:p>
          </table:table-cell>
          <table:table-cell office:value-type="string">
            <text:p>1/140gm</text:p>
          </table:table-cell>
          <table:table-cell office:value-type="boolean" office:boolean-value="false">
            <text:p>FALSE</text:p>
          </table:table-cell>
          <table:table-cell office:value-type="string">
            <text:p>Rubbed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nner Napkins</text:p>
          </table:table-cell>
          <table:table-cell office:value-type="string">
            <text:p>F55245</text:p>
          </table:table-cell>
          <table:table-cell office:value-type="string">
            <text:p>12/250's</text:p>
          </table:table-cell>
          <table:table-cell office:value-type="boolean" office:boolean-value="false">
            <text:p>FALSE</text:p>
          </table:table-cell>
          <table:table-cell office:value-type="string">
            <text:p>1-ply, 8 fold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sh Soap</text:p>
          </table:table-cell>
          <table:table-cell office:value-type="string">
            <text:p>F72100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 office:value-type="string">
            <text:p>Lemon</text:p>
          </table:table-cell>
          <table:table-cell office:value-type="string">
            <text:p>pantry</text:p>
          </table:table-cell>
          <table:table-cell office:value-type="string">
            <text:p>chemica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eta</text:p>
          </table:table-cell>
          <table:table-cell office:value-type="string">
            <text:p>F20654</text:p>
          </table:table-cell>
          <table:table-cell office:value-type="string">
            <text:p>1/3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ilm Wrap</text:p>
          </table:table-cell>
          <table:table-cell office:value-type="string">
            <text:p>F55615</text:p>
          </table:table-cell>
          <table:table-cell office:value-type="string">
            <text:p>1/2500ft</text:p>
          </table:table-cell>
          <table:table-cell office:value-type="boolean" office:boolean-value="false">
            <text:p>FALSE</text:p>
          </table:table-cell>
          <table:table-cell office:value-type="string">
            <text:p>11", w/ Cutter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ilm Wrap</text:p>
          </table:table-cell>
          <table:table-cell office:value-type="string">
            <text:p>F55620</text:p>
          </table:table-cell>
          <table:table-cell office:value-type="string">
            <text:p>1/2500ft</text:p>
          </table:table-cell>
          <table:table-cell office:value-type="boolean" office:boolean-value="false">
            <text:p>FALSE</text:p>
          </table:table-cell>
          <table:table-cell office:value-type="string">
            <text:p>17", w/ Cutter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lour</text:p>
          </table:table-cell>
          <table:table-cell office:value-type="string">
            <text:p>F09137</text:p>
          </table:table-cell>
          <table:table-cell office:value-type="string">
            <text:p>1/20kg</text:p>
          </table:table-cell>
          <table:table-cell office:value-type="boolean" office:boolean-value="false">
            <text:p>FALSE</text:p>
          </table:table-cell>
          <table:table-cell office:value-type="string">
            <text:p>Unbleached, All Purpos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Foil</text:p>
          </table:table-cell>
          <table:table-cell office:value-type="string">
            <text:p>F55636</text:p>
          </table:table-cell>
          <table:table-cell office:value-type="string">
            <text:p>1/100m</text:p>
          </table:table-cell>
          <table:table-cell office:value-type="boolean" office:boolean-value="false">
            <text:p>FALSE</text:p>
          </table:table-cell>
          <table:table-cell office:value-type="string">
            <text:p>Heavy Duty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orks</text:p>
          </table:table-cell>
          <table:table-cell office:value-type="string">
            <text:p>F54955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Plastic, Take-out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ranks</text:p>
          </table:table-cell>
          <table:table-cell office:value-type="string">
            <text:p>F06450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Red Hot, Wing Sauc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rench Dressing</text:p>
          </table:table-cell>
          <table:table-cell office:value-type="string">
            <text:p>F05012</text:p>
          </table:table-cell>
          <table:table-cell office:value-type="string">
            <text:p>200/18ml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arbage Bags</text:p>
          </table:table-cell>
          <table:table-cell office:value-type="string">
            <text:p>F54172</text:p>
          </table:table-cell>
          <table:table-cell office:value-type="string">
            <text:p>1/100's</text:p>
          </table:table-cell>
          <table:table-cell office:value-type="boolean" office:boolean-value="false">
            <text:p>FALSE</text:p>
          </table:table-cell>
          <table:table-cell office:value-type="string">
            <text:p>35 x 50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arbage Bags</text:p>
          </table:table-cell>
          <table:table-cell office:value-type="string">
            <text:p>F54169</text:p>
          </table:table-cell>
          <table:table-cell office:value-type="string">
            <text:p>1/125's</text:p>
          </table:table-cell>
          <table:table-cell office:value-type="boolean" office:boolean-value="false">
            <text:p>FALSE</text:p>
          </table:table-cell>
          <table:table-cell office:value-type="string">
            <text:p>26 x 36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loves</text:p>
          </table:table-cell>
          <table:table-cell office:value-type="string">
            <text:p>F54262</text:p>
          </table:table-cell>
          <table:table-cell office:value-type="string">
            <text:p>10/100's</text:p>
          </table:table-cell>
          <table:table-cell office:value-type="boolean" office:boolean-value="true">
            <text:p>TRUE</text:p>
          </table:table-cell>
          <table:table-cell office:value-type="string">
            <text:p>Latex, Large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ouda, Smoked</text:p>
          </table:table-cell>
          <table:table-cell office:value-type="string">
            <text:p>F20637</text:p>
          </table:table-cell>
          <table:table-cell office:value-type="string">
            <text:p>1/4.37kg</text:p>
          </table:table-cell>
          <table:table-cell office:value-type="boolean" office:boolean-value="false">
            <text:p>FALSE</text:p>
          </table:table-cell>
          <table:table-cell office:value-type="string">
            <text:p>Wheel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Gravy</text:p>
          </table:table-cell>
          <table:table-cell office:value-type="string">
            <text:p>F03135</text:p>
          </table:table-cell>
          <table:table-cell office:value-type="string">
            <text:p>8/467gm</text:p>
          </table:table-cell>
          <table:table-cell office:value-type="boolean" office:boolean-value="false">
            <text:p>FALSE</text:p>
          </table:table-cell>
          <table:table-cell office:value-type="string">
            <text:p>Brown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eek Seasoning</text:p>
          </table:table-cell>
          <table:table-cell office:value-type="string">
            <text:p>F14210</text:p>
          </table:table-cell>
          <table:table-cell office:value-type="string">
            <text:p>1/510gm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spice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Green Peppers</text:p>
          </table:table-cell>
          <table:table-cell office:value-type="string">
            <text:p>Q0276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ound Beef</text:p>
          </table:table-cell>
          <table:table-cell office:value-type="string">
            <text:p>F22372</text:p>
          </table:table-cell>
          <table:table-cell office:value-type="string">
            <text:p>2/2.27kg</text:p>
          </table:table-cell>
          <table:table-cell office:value-type="boolean" office:boolean-value="true">
            <text:p>TRUE</text:p>
          </table:table-cell>
          <table:table-cell office:value-type="string">
            <text:p>Lean, Cock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ound Beef</text:p>
          </table:table-cell>
          <table:table-cell office:value-type="string">
            <text:p>P00001</text:p>
          </table:table-cell>
          <table:table-cell office:value-type="string">
            <text:p>10lb</text:p>
          </table:table-cell>
          <table:table-cell office:value-type="boolean" office:boolean-value="false">
            <text:p>FALSE</text:p>
          </table:table-cell>
          <table:table-cell office:value-type="string">
            <text:p>Medium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Hamburger Bun</text:p>
          </table:table-cell>
          <table:table-cell office:value-type="string">
            <text:p>F38351</text:p>
          </table:table-cell>
          <table:table-cell office:value-type="string">
            <text:p>48/80gm</text:p>
          </table:table-cell>
          <table:table-cell office:value-type="boolean" office:boolean-value="false">
            <text:p>FALSE</text:p>
          </table:table-cell>
          <table:table-cell office:value-type="string">
            <text:p>4", Classic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Honey Garlic</text:p>
          </table:table-cell>
          <table:table-cell office:value-type="string">
            <text:p>F06479</text:p>
          </table:table-cell>
          <table:table-cell office:value-type="string">
            <text:p>2/4lt</text:p>
          </table:table-cell>
          <table:table-cell office:value-type="boolean" office:boolean-value="true">
            <text:p>TRUE</text:p>
          </table:table-cell>
          <table:table-cell office:value-type="string">
            <text:p>Wing Sauc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J-Cloth</text:p>
          </table:table-cell>
          <table:table-cell office:value-type="string">
            <text:p>F55350</text:p>
          </table:table-cell>
          <table:table-cell office:value-type="string">
            <text:p>1/100's</text:p>
          </table:table-cell>
          <table:table-cell office:value-type="boolean" office:boolean-value="false">
            <text:p>FALSE</text:p>
          </table:table-cell>
          <table:table-cell office:value-type="string">
            <text:p>Blu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Jalapenos</text:p>
          </table:table-cell>
          <table:table-cell office:value-type="string">
            <text:p>F01110</text:p>
          </table:table-cell>
          <table:table-cell office:value-type="string">
            <text:p>1/102oz</text:p>
          </table:table-cell>
          <table:table-cell office:value-type="boolean" office:boolean-value="true">
            <text:p>TRUE</text:p>
          </table:table-cell>
          <table:table-cell office:value-type="string">
            <text:p>Sliced, Can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50</text:p>
          </table:table-cell>
          <table:table-cell office:value-type="string">
            <text:p>500/8ml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75</text:p>
          </table:table-cell>
          <table:table-cell office:value-type="string">
            <text:p>6/100oz</text:p>
          </table:table-cell>
          <table:table-cell office:value-type="boolean" office:boolean-value="true">
            <text:p>TRUE</text:p>
          </table:table-cell>
          <table:table-cell office:value-type="string">
            <text:p>Cans</text:p>
          </table:table-cell>
          <table:table-cell office:value-type="string">
            <text:p>pantry</text:p>
          </table:table-cell>
          <table:table-cell/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Lemon Juice</text:p>
          </table:table-cell>
          <table:table-cell office:value-type="string">
            <text:p>F10262</text:p>
          </table:table-cell>
          <table:table-cell office:value-type="string">
            <text:p>12/945ml</text:p>
          </table:table-cell>
          <table:table-cell office:value-type="boolean" office:boolean-value="true">
            <text:p>TRUE</text:p>
          </table:table-cell>
          <table:table-cell office:value-type="string">
            <text:p>Concentrat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 Pepper</text:p>
          </table:table-cell>
          <table:table-cell office:value-type="string">
            <text:p>F13977</text:p>
          </table:table-cell>
          <table:table-cell office:value-type="string">
            <text:p>1/795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s</text:p>
          </table:table-cell>
          <table:table-cell office:value-type="string">
            <text:p>Q0105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Lentils</text:p>
          </table:table-cell>
          <table:table-cell office:value-type="string">
            <text:p>F02148</text:p>
          </table:table-cell>
          <table:table-cell office:value-type="string">
            <text:p>1/2kg</text:p>
          </table:table-cell>
          <table:table-cell office:value-type="boolean" office:boolean-value="true">
            <text:p>TRUE</text:p>
          </table:table-cell>
          <table:table-cell office:value-type="string">
            <text:p>Red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Lids</text:p>
          </table:table-cell>
          <table:table-cell office:value-type="string">
            <text:p>F54503</text:p>
          </table:table-cell>
          <table:table-cell office:value-type="string">
            <text:p>25/100's</text:p>
          </table:table-cell>
          <table:table-cell office:value-type="boolean" office:boolean-value="true">
            <text:p>TRUE</text:p>
          </table:table-cell>
          <table:table-cell office:value-type="string">
            <text:p>3.5/4oz Lids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imes</text:p>
          </table:table-cell>
          <table:table-cell office:value-type="string">
            <text:p>Q0105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lt Vinegar</text:p>
          </table:table-cell>
          <table:table-cell office:value-type="string">
            <text:p>F07275</text:p>
          </table:table-cell>
          <table:table-cell office:value-type="string">
            <text:p>1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rgarine</text:p>
          </table:table-cell>
          <table:table-cell office:value-type="string">
            <text:p>F44250</text:p>
          </table:table-cell>
          <table:table-cell office:value-type="string">
            <text:p>1/13kg</text:p>
          </table:table-cell>
          <table:table-cell office:value-type="boolean" office:boolean-value="false">
            <text:p>FALSE</text:p>
          </table:table-cell>
          <table:table-cell office:value-type="string">
            <text:p>Big</text:p>
          </table:table-cell>
          <table:table-cell office:value-type="string">
            <text:p>fridge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sk</text:p>
          </table:table-cell>
          <table:table-cell office:value-type="string">
            <text:p>F55300</text:p>
          </table:table-cell>
          <table:table-cell office:value-type="string">
            <text:p>1/50's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string">
            <text:p>F05159</text:p>
          </table:table-cell>
          <table:table-cell office:value-type="string">
            <text:p>1/16lt</text:p>
          </table:table-cell>
          <table:table-cell office:value-type="boolean" office:boolean-value="false">
            <text:p>FALSE</text:p>
          </table:table-cell>
          <table:table-cell office:value-type="string">
            <text:p>Kraft, Real, “Big”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string">
            <text:p>F05157</text:p>
          </table:table-cell>
          <table:table-cell office:value-type="string">
            <text:p>2/3.78lt</text:p>
          </table:table-cell>
          <table:table-cell office:value-type="boolean" office:boolean-value="false">
            <text:p>FALSE</text:p>
          </table:table-cell>
          <table:table-cell office:value-type="string">
            <text:p>Kraft, Real, “Little”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edium Sauce</text:p>
          </table:table-cell>
          <table:table-cell office:value-type="string">
            <text:p>F06425</text:p>
          </table:table-cell>
          <table:table-cell office:value-type="string">
            <text:p>2/3.7lt</text:p>
          </table:table-cell>
          <table:table-cell office:value-type="boolean" office:boolean-value="true">
            <text:p>TRUE</text:p>
          </table:table-cell>
          <table:table-cell office:value-type="string">
            <text:p>2nd Degree, Wing Sauc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esquite</text:p>
          </table:table-cell>
          <table:table-cell office:value-type="string">
            <text:p>F06453</text:p>
          </table:table-cell>
          <table:table-cell office:value-type="string">
            <text:p>2/3.7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Milkette</text:p>
          </table:table-cell>
          <table:table-cell office:value-type="string">
            <text:p>F44155</text:p>
          </table:table-cell>
          <table:table-cell office:value-type="string">
            <text:p>4/160's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02">
            <text:p>2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nterey Jack</text:p>
          </table:table-cell>
          <table:table-cell office:value-type="string">
            <text:p>F20631</text:p>
          </table:table-cell>
          <table:table-cell office:value-type="string">
            <text:p>4/2.5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zarella</text:p>
          </table:table-cell>
          <table:table-cell office:value-type="string">
            <text:p>F20679</text:p>
          </table:table-cell>
          <table:table-cell office:value-type="string">
            <text:p>4/2.5lg</text:p>
          </table:table-cell>
          <table:table-cell office:value-type="boolean" office:boolean-value="true">
            <text:p>TRUE</text:p>
          </table:table-cell>
          <table:table-cell office:value-type="string">
            <text:p>Shredded, 17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zza Sticks</text:p>
          </table:table-cell>
          <table:table-cell office:value-type="string">
            <text:p>F35608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Breaded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ushrooms</text:p>
          </table:table-cell>
          <table:table-cell office:value-type="string">
            <text:p>Q02500B</text:p>
          </table:table-cell>
          <table:table-cell office:value-type="string">
            <text:p>1/lb</text:p>
          </table:table-cell>
          <table:table-cell office:value-type="boolean" office:boolean-value="false">
            <text:p>FALSE</text:p>
          </table:table-cell>
          <table:table-cell office:value-type="string">
            <text:p>Button, tub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ustard</text:p>
          </table:table-cell>
          <table:table-cell office:value-type="string">
            <text:p>F07074</text:p>
          </table:table-cell>
          <table:table-cell office:value-type="string">
            <text:p>2/2.9lt</text:p>
          </table:table-cell>
          <table:table-cell office:value-type="boolean" office:boolean-value="true">
            <text:p>TRUE</text:p>
          </table:table-cell>
          <table:table-cell office:value-type="string">
            <text:p>Yellow, Prepared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Nacho Chips</text:p>
          </table:table-cell>
          <table:table-cell office:value-type="string">
            <text:p>F01185</text:p>
          </table:table-cell>
          <table:table-cell office:value-type="string">
            <text:p>4/1.5lb</text:p>
          </table:table-cell>
          <table:table-cell office:value-type="boolean" office:boolean-value="true">
            <text:p>TRUE</text:p>
          </table:table-cell>
          <table:table-cell office:value-type="string">
            <text:p>Round, Yellow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live Oil</text:p>
          </table:table-cell>
          <table:table-cell office:value-type="string">
            <text:p>F13736</text:p>
          </table:table-cell>
          <table:table-cell office:value-type="string">
            <text:p>1/3lt</text:p>
          </table:table-cell>
          <table:table-cell office:value-type="boolean" office:boolean-value="false">
            <text:p>FALSE</text:p>
          </table:table-cell>
          <table:table-cell office:value-type="string">
            <text:p>Pure, Extra Virgin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Olives</text:p>
          </table:table-cell>
          <table:table-cell office:value-type="string">
            <text:p>F06720</text:p>
          </table:table-cell>
          <table:table-cell office:value-type="string">
            <text:p>1/3lt</text:p>
          </table:table-cell>
          <table:table-cell office:value-type="boolean" office:boolean-value="true">
            <text:p>TRUE</text:p>
          </table:table-cell>
          <table:table-cell office:value-type="string">
            <text:p>Black, Kalamata, Larg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 Powder</text:p>
          </table:table-cell>
          <table:table-cell office:value-type="string">
            <text:p>F14000</text:p>
          </table:table-cell>
          <table:table-cell office:value-type="string">
            <text:p>1/550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 Rings</text:p>
          </table:table-cell>
          <table:table-cell office:value-type="string">
            <text:p>F20329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Battered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Q002650</text:p>
          </table:table-cell>
          <table:table-cell office:value-type="string">
            <text:p>50lb</text:p>
          </table:table-cell>
          <table:table-cell office:value-type="boolean" office:boolean-value="false">
            <text:p>FALSE</text:p>
          </table:table-cell>
          <table:table-cell office:value-type="string">
            <text:p>Red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Q02600B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Spanish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range Juice</text:p>
          </table:table-cell>
          <table:table-cell office:value-type="string">
            <text:p>F10101</text:p>
          </table:table-cell>
          <table:table-cell office:value-type="string">
            <text:p>6/1.89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regano</text:p>
          </table:table-cell>
          <table:table-cell office:value-type="string">
            <text:p>F14015</text:p>
          </table:table-cell>
          <table:table-cell office:value-type="string">
            <text:p>1/150gm</text:p>
          </table:table-cell>
          <table:table-cell office:value-type="boolean" office:boolean-value="false">
            <text:p>FALSE</text:p>
          </table:table-cell>
          <table:table-cell office:value-type="string">
            <text:p>Rubbed, Leaves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nini Buns</text:p>
          </table:table-cell>
          <table:table-cell office:value-type="string">
            <text:p>F38352</text:p>
          </table:table-cell>
          <table:table-cell office:value-type="string">
            <text:p>45/120gm</text:p>
          </table:table-cell>
          <table:table-cell office:value-type="boolean" office:boolean-value="false">
            <text:p>FALSE</text:p>
          </table:table-cell>
          <table:table-cell office:value-type="string">
            <text:p>Swiss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Panko</text:p>
          </table:table-cell>
          <table:table-cell office:value-type="string">
            <text:p>F09041</text:p>
          </table:table-cell>
          <table:table-cell office:value-type="string">
            <text:p>1/11.4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per Towels</text:p>
          </table:table-cell>
          <table:table-cell office:value-type="string">
            <text:p>F55315</text:p>
          </table:table-cell>
          <table:table-cell office:value-type="string">
            <text:p>24/205ft</text:p>
          </table:table-cell>
          <table:table-cell office:value-type="boolean" office:boolean-value="false">
            <text:p>FALSE</text:p>
          </table:table-cell>
          <table:table-cell office:value-type="string">
            <text:p>8”, Brown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prika</text:p>
          </table:table-cell>
          <table:table-cell office:value-type="string">
            <text:p>F14024</text:p>
          </table:table-cell>
          <table:table-cell office:value-type="string">
            <text:p>1/580gm</text:p>
          </table:table-cell>
          <table:table-cell office:value-type="boolean" office:boolean-value="false">
            <text:p>FALSE</text:p>
          </table:table-cell>
          <table:table-cell office:value-type="string">
            <text:p>Smoked, Spanish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chment Paper</text:p>
          </table:table-cell>
          <table:table-cell office:value-type="string">
            <text:p>F55644</text:p>
          </table:table-cell>
          <table:table-cell office:value-type="string">
            <text:p>1/1000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mesan</text:p>
          </table:table-cell>
          <table:table-cell office:value-type="string">
            <text:p>F20702</text:p>
          </table:table-cell>
          <table:table-cell office:value-type="string">
            <text:p>2/1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sley Flakes</text:p>
          </table:table-cell>
          <table:table-cell office:value-type="string">
            <text:p>F14025</text:p>
          </table:table-cell>
          <table:table-cell office:value-type="string">
            <text:p>1/85gm</text:p>
          </table:table-cell>
          <table:table-cell office:value-type="boolean" office:boolean-value="false">
            <text:p>FALSE</text:p>
          </table:table-cell>
          <table:table-cell office:value-type="string">
            <text:p>(small)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tty Paper</text:p>
          </table:table-cell>
          <table:table-cell office:value-type="string">
            <text:p>F55625</text:p>
          </table:table-cell>
          <table:table-cell office:value-type="string">
            <text:p>12/1000's</text:p>
          </table:table-cell>
          <table:table-cell office:value-type="boolean" office:boolean-value="true">
            <text:p>TRUE</text:p>
          </table:table-cell>
          <table:table-cell office:value-type="string">
            <text:p>5.25” x 5.25”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eameal</text:p>
          </table:table-cell>
          <table:table-cell office:value-type="string">
            <text:p>P00003</text:p>
          </table:table-cell>
          <table:table-cell office:value-type="string">
            <text:p>5lb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ickles</text:p>
          </table:table-cell>
          <table:table-cell office:value-type="string">
            <text:p>F06630</text:p>
          </table:table-cell>
          <table:table-cell office:value-type="string">
            <text:p>1/19lt</text:p>
          </table:table-cell>
          <table:table-cell office:value-type="boolean" office:boolean-value="false">
            <text:p>FALSE</text:p>
          </table:table-cell>
          <table:table-cell office:value-type="string">
            <text:p>Deli Chip, Crinkle Cut</text:p>
          </table:table-cell>
          <table:table-cell office:value-type="string">
            <text:p>fridge</text:p>
          </table:table-cell>
          <table:table-cell/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izza Box</text:p>
          </table:table-cell>
          <table:table-cell office:value-type="string">
            <text:p>F54380</text:p>
          </table:table-cell>
          <table:table-cell office:value-type="string">
            <text:p>1/50's</text:p>
          </table:table-cell>
          <table:table-cell office:value-type="boolean" office:boolean-value="false">
            <text:p>FALSE</text:p>
          </table:table-cell>
          <table:table-cell office:value-type="string">
            <text:p>14”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astic Knives</text:p>
          </table:table-cell>
          <table:table-cell office:value-type="string">
            <text:p>F54970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astic Portion Cup</text:p>
          </table:table-cell>
          <table:table-cell office:value-type="string">
            <text:p>F54502</text:p>
          </table:table-cell>
          <table:table-cell office:value-type="string">
            <text:p>10/250's</text:p>
          </table:table-cell>
          <table:table-cell office:value-type="boolean" office:boolean-value="true">
            <text:p>TRUE</text:p>
          </table:table-cell>
          <table:table-cell office:value-type="string">
            <text:p>3.25oz, Translucent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um Sauce</text:p>
          </table:table-cell>
          <table:table-cell office:value-type="string">
            <text:p>F06475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oppers</text:p>
          </table:table-cell>
          <table:table-cell office:value-type="string">
            <text:p>F20440</text:p>
          </table:table-cell>
          <table:table-cell office:value-type="string">
            <text:p>2/2.5lb</text:p>
          </table:table-cell>
          <table:table-cell office:value-type="boolean" office:boolean-value="true">
            <text:p>TRUE</text:p>
          </table:table-cell>
          <table:table-cell office:value-type="string">
            <text:p>w/ Cream Cheese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rtion Bag</text:p>
          </table:table-cell>
          <table:table-cell office:value-type="string">
            <text:p>F54122</text:p>
          </table:table-cell>
          <table:table-cell office:value-type="string">
            <text:p>1/500's</text:p>
          </table:table-cell>
          <table:table-cell office:value-type="boolean" office:boolean-value="false">
            <text:p>FALSE</text:p>
          </table:table-cell>
          <table:table-cell office:value-type="string">
            <text:p>2lb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ortion Bag</text:p>
          </table:table-cell>
          <table:table-cell office:value-type="string">
            <text:p>F54140</text:p>
          </table:table-cell>
          <table:table-cell office:value-type="string">
            <text:p>1/500's</text:p>
          </table:table-cell>
          <table:table-cell office:value-type="boolean" office:boolean-value="false">
            <text:p>FALSE</text:p>
          </table:table-cell>
          <table:table-cell office:value-type="string">
            <text:p>2lb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tatoes</text:p>
          </table:table-cell>
          <table:table-cell office:value-type="string">
            <text:p>Q002807</text:p>
          </table:table-cell>
          <table:table-cell office:value-type="string">
            <text:p>50lb</text:p>
          </table:table-cell>
          <table:table-cell office:value-type="boolean" office:boolean-value="false">
            <text:p>FALSE</text:p>
          </table:table-cell>
          <table:table-cell office:value-type="string">
            <text:p>Jumbo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retzel</text:p>
          </table:table-cell>
          <table:table-cell office:value-type="string">
            <text:p>F36634</text:p>
          </table:table-cell>
          <table:table-cell office:value-type="string">
            <text:p>48/3oz</text:p>
          </table:table-cell>
          <table:table-cell office:value-type="boolean" office:boolean-value="false">
            <text:p>FALSE</text:p>
          </table:table-cell>
          <table:table-cell office:value-type="string">
            <text:p>w/Salt Pack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Ranch</text:p>
          </table:table-cell>
          <table:table-cell office:value-type="string">
            <text:p>F05191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Ranchers Choic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ed Peppers</text:p>
          </table:table-cell>
          <table:table-cell office:value-type="string">
            <text:p>Q02761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Red Wine Vinegar</text:p>
          </table:table-cell>
          <table:table-cell office:value-type="string">
            <text:p>F07295</text:p>
          </table:table-cell>
          <table:table-cell office:value-type="string">
            <text:p>2/5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elish</text:p>
          </table:table-cell>
          <table:table-cell office:value-type="string">
            <text:p>F0685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Sweet, Green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omaine</text:p>
          </table:table-cell>
          <table:table-cell office:value-type="string">
            <text:p>Q002451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Hearts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osemary</text:p>
          </table:table-cell>
          <table:table-cell office:value-type="string">
            <text:p>F14085</text:p>
          </table:table-cell>
          <table:table-cell office:value-type="string">
            <text:p>1/275gm</text:p>
          </table:table-cell>
          <table:table-cell office:value-type="boolean" office:boolean-value="false">
            <text:p>FALSE</text:p>
          </table:table-cell>
          <table:table-cell office:value-type="string">
            <text:p>Rubbed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sa</text:p>
          </table:table-cell>
          <table:table-cell office:value-type="string">
            <text:p>F01105</text:p>
          </table:table-cell>
          <table:table-cell office:value-type="string">
            <text:p>4/3.27lt</text:p>
          </table:table-cell>
          <table:table-cell office:value-type="boolean" office:boolean-value="true">
            <text:p>TRUE</text:p>
          </table:table-cell>
          <table:table-cell office:value-type="string">
            <text:p>Mild, Thick/Chunky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13792</text:p>
          </table:table-cell>
          <table:table-cell office:value-type="string">
            <text:p>1/3lb</text:p>
          </table:table-cell>
          <table:table-cell office:value-type="boolean" office:boolean-value="true">
            <text:p>TRUE</text:p>
          </table:table-cell>
          <table:table-cell office:value-type="string">
            <text:p>Kosher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13791</text:p>
          </table:table-cell>
          <table:table-cell office:value-type="string">
            <text:p>1/20kg</text:p>
          </table:table-cell>
          <table:table-cell office:value-type="boolean" office:boolean-value="false">
            <text:p>FALSE</text:p>
          </table:table-cell>
          <table:table-cell office:value-type="string">
            <text:p>Table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n Marzano Tomatoes</text:p>
          </table:table-cell>
          <table:table-cell office:value-type="string">
            <text:p>Q0276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Cans</text:p>
          </table:table-cell>
          <table:table-cell table:number-columns-repeated="2" office:value-type="string">
            <text:p>pant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crubbies</text:p>
          </table:table-cell>
          <table:table-cell office:value-type="string">
            <text:p>F55803</text:p>
          </table:table-cell>
          <table:table-cell office:value-type="string">
            <text:p>1/12's</text:p>
          </table:table-cell>
          <table:table-cell office:value-type="boolean" office:boolean-value="true">
            <text:p>TRUE</text:p>
          </table:table-cell>
          <table:table-cell office:value-type="string">
            <text:p>Stainless Stee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eafood Sauce</text:p>
          </table:table-cell>
          <table:table-cell office:value-type="string">
            <text:p>F06481</text:p>
          </table:table-cell>
          <table:table-cell office:value-type="string">
            <text:p>2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mall Takeout</text:p>
          </table:table-cell>
          <table:table-cell office:value-type="string">
            <text:p>F54395</text:p>
          </table:table-cell>
          <table:table-cell office:value-type="string">
            <text:p>1/250's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our Cream</text:p>
          </table:table-cell>
          <table:table-cell office:value-type="string">
            <text:p>F44144</text:p>
          </table:table-cell>
          <table:table-cell office:value-type="string">
            <text:p>1/10lt</text:p>
          </table:table-cell>
          <table:table-cell office:value-type="boolean" office:boolean-value="false">
            <text:p>FALSE</text:p>
          </table:table-cell>
          <table:table-cell office:value-type="string">
            <text:p>14%, “Big”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our Cream</text:p>
          </table:table-cell>
          <table:table-cell office:value-type="string">
            <text:p>F44156</text:p>
          </table:table-cell>
          <table:table-cell office:value-type="string">
            <text:p>1/2lt</text:p>
          </table:table-cell>
          <table:table-cell office:value-type="boolean" office:boolean-value="false">
            <text:p>FALSE</text:p>
          </table:table-cell>
          <table:table-cell office:value-type="string">
            <text:p>Little Sour Cream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riracha</text:p>
          </table:table-cell>
          <table:table-cell office:value-type="string">
            <text:p>F06462</text:p>
          </table:table-cell>
          <table:table-cell office:value-type="string">
            <text:p>12/740ml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ub Buns</text:p>
          </table:table-cell>
          <table:table-cell office:value-type="string">
            <text:p>F36354</text:p>
          </table:table-cell>
          <table:table-cell office:value-type="string">
            <text:p>40/140gm</text:p>
          </table:table-cell>
          <table:table-cell office:value-type="boolean" office:boolean-value="false">
            <text:p>FALSE</text:p>
          </table:table-cell>
          <table:table-cell office:value-type="string">
            <text:p>12”, Fully Baked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Sugar</text:p>
          </table:table-cell>
          <table:table-cell office:value-type="string">
            <text:p>F09570</text:p>
          </table:table-cell>
          <table:table-cell office:value-type="string">
            <text:p>10/2kg</text:p>
          </table:table-cell>
          <table:table-cell office:value-type="boolean" office:boolean-value="true">
            <text:p>TRUE</text:p>
          </table:table-cell>
          <table:table-cell office:value-type="string">
            <text:p>Granulated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ugar</text:p>
          </table:table-cell>
          <table:table-cell office:value-type="string">
            <text:p>F09550</text:p>
          </table:table-cell>
          <table:table-cell office:value-type="string">
            <text:p>1000/3.5gm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weet Potato Fries</text:p>
          </table:table-cell>
          <table:table-cell office:value-type="string">
            <text:p>F22117</text:p>
          </table:table-cell>
          <table:table-cell office:value-type="string">
            <text:p>6/2.5lb</text:p>
          </table:table-cell>
          <table:table-cell office:value-type="boolean" office:boolean-value="true">
            <text:p>TRUE</text:p>
          </table:table-cell>
          <table:table-cell office:value-type="string">
            <text:p>Plank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basco Sauce</text:p>
          </table:table-cell>
          <table:table-cell office:value-type="string">
            <text:p>F06527</text:p>
          </table:table-cell>
          <table:table-cell office:value-type="string">
            <text:p>1/350ml</text:p>
          </table:table-cell>
          <table:table-cell office:value-type="boolean" office:boolean-value="true">
            <text:p>TRUE</text:p>
          </table:table-cell>
          <table:table-cell office:value-type="string">
            <text:p>Large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ble Cream</text:p>
          </table:table-cell>
          <table:table-cell office:value-type="string">
            <text:p>F44161</text:p>
          </table:table-cell>
          <table:table-cell office:value-type="string">
            <text:p>12/1lt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18">
            <text:p>18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co “Shells”</text:p>
          </table:table-cell>
          <table:table-cell office:value-type="string">
            <text:p>F01805</text:p>
          </table:table-cell>
          <table:table-cell office:value-type="string">
            <text:p>42/12's</text:p>
          </table:table-cell>
          <table:table-cell office:value-type="boolean" office:boolean-value="true">
            <text:p>TRUE</text:p>
          </table:table-cell>
          <table:table-cell office:value-type="string">
            <text:p>6", White, Soft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ke-out Bags</text:p>
          </table:table-cell>
          <table:table-cell office:value-type="string">
            <text:p>F42512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T-Shirt Style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ea</text:p>
          </table:table-cell>
          <table:table-cell office:value-type="string">
            <text:p>F10900</text:p>
          </table:table-cell>
          <table:table-cell office:value-type="string">
            <text:p>10/100's</text:p>
          </table:table-cell>
          <table:table-cell office:value-type="boolean" office:boolean-value="true">
            <text:p>TRUE</text:p>
          </table:table-cell>
          <table:table-cell office:value-type="string">
            <text:p>Orange Pekoe, Red Ros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hyme</text:p>
          </table:table-cell>
          <table:table-cell office:value-type="string">
            <text:p>F14125</text:p>
          </table:table-cell>
          <table:table-cell office:value-type="string">
            <text:p>1/224gm</text:p>
          </table:table-cell>
          <table:table-cell office:value-type="boolean" office:boolean-value="false">
            <text:p>FALSE</text:p>
          </table:table-cell>
          <table:table-cell office:value-type="string">
            <text:p>Rubbed, Leaves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F00702</text:p>
          </table:table-cell>
          <table:table-cell office:value-type="string">
            <text:p>6/3lt</text:p>
          </table:table-cell>
          <table:table-cell office:value-type="boolean" office:boolean-value="true">
            <text:p>TRUE</text:p>
          </table:table-cell>
          <table:table-cell office:value-type="string">
            <text:p>Whole, Plum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Q002901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othpicks</text:p>
          </table:table-cell>
          <table:table-cell office:value-type="string">
            <text:p>F55505</text:p>
          </table:table-cell>
          <table:table-cell office:value-type="string">
            <text:p>1/750's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rtilla</text:p>
          </table:table-cell>
          <table:table-cell office:value-type="string">
            <text:p>F01173</text:p>
          </table:table-cell>
          <table:table-cell office:value-type="string">
            <text:p>12/12's</text:p>
          </table:table-cell>
          <table:table-cell office:value-type="boolean" office:boolean-value="true">
            <text:p>TRUE</text:p>
          </table:table-cell>
          <table:table-cell office:value-type="string">
            <text:p>12”, Flour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Vinegar</text:p>
          </table:table-cell>
          <table:table-cell office:value-type="string">
            <text:p>F07255</text:p>
          </table:table-cell>
          <table:table-cell office:value-type="string">
            <text:p>4/5lt</text:p>
          </table:table-cell>
          <table:table-cell office:value-type="boolean" office:boolean-value="true">
            <text:p>TRUE</text:p>
          </table:table-cell>
          <table:table-cell office:value-type="string">
            <text:p>White, Jug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et Naps</text:p>
          </table:table-cell>
          <table:table-cell office:value-type="string">
            <text:p>F55251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Moist Towelettes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Wings</text:p>
          </table:table-cell>
          <table:table-cell office:value-type="string">
            <text:p>F31654</text:p>
          </table:table-cell>
          <table:table-cell office:value-type="string">
            <text:p>8/5lb</text:p>
          </table:table-cell>
          <table:table-cell office:value-type="boolean" office:boolean-value="true">
            <text:p>TRUE</text:p>
          </table:table-cell>
          <table:table-cell office:value-type="string">
            <text:p>8/10 IQF Split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orchestershire Sauce</text:p>
          </table:table-cell>
          <table:table-cell office:value-type="string">
            <text:p>F06536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</table:table>
      <table:database-ranges>
        <table:database-range table:target-range-address="Sheet1.A1:Sheet1.H15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1">2021-09-01</text:date>, <text:time>22:2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1-09-01T22:24:20.35</dc:date>
    <dc:creator>Anomic Aphasia</dc:creator>
    <meta:editing-duration>PT3H16S</meta:editing-duration>
    <meta:editing-cycles>8</meta:editing-cycles>
    <meta:document-statistic meta:table-count="1" meta:cell-count="1171" meta:object-count="0"/>
  </office:meta>
</office:document-meta>
</file>